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1.svm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9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8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fill="hatch" draw:fill-color="#99ccff" draw:fill-hatch-name="Black_20_0_20_Degrees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2" style:family="graphic" style:parent-style-name="standard">
      <style:graphic-properties svg:stroke-width="0.05cm" draw:marker-start-width="0cm" draw:marker-end-width="0cm" draw:fill="hatch" draw:fill-color="#99ccff" draw:fill-hatch-name="Black_20_0_20_Degrees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gr3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co1" style:family="table-column">
      <style:table-column-properties style:column-width="5.116cm" style:use-optimal-column-width="false"/>
    </style:style>
    <style:style style:name="ro1" style:family="table-row">
      <style:table-row-properties style:row-height="1.15cm"/>
    </style:style>
    <style:style style:name="ro2" style:family="table-row">
      <style:table-row-properties style:row-height="1.569cm"/>
    </style:style>
    <style:style style:name="ro3" style:family="table-row">
      <style:table-row-properties style:row-height="0.697cm"/>
    </style:style>
    <style:style style:name="ro4" style:family="table-row">
      <style:table-row-properties style:row-height="0.973cm"/>
    </style:style>
    <style:style style:name="ro5" style:family="table-row">
      <style:table-row-properties style:row-height="1cm"/>
    </style:style>
    <style:style style:name="ro6" style:family="table-row">
      <style:table-row-properties style:row-height="0.999cm"/>
    </style:style>
    <style:style style:name="ce1" style:family="table-cell">
      <style:graphic-properties draw:fill-color="#ffffff" style:repeat="repeat" draw:textarea-vertical-align="middle"/>
      <style:paragraph-properties fo:text-align="center" fo:border="0.05cm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draw:fill-color="#ffffff" style:repeat="repeat" draw:textarea-vertical-align="middle"/>
      <style:paragraph-properties fo:border="0.05cm solid #000000"/>
      <style:text-properties fo:font-size="18pt" style:font-size-asian="18pt" style:font-size-complex="18pt"/>
    </style:style>
    <style:style style:name="ce3" style:family="table-cell">
      <style:graphic-properties draw:fill="none" draw:fill-color="#ffffff" style:repeat="repeat" draw:textarea-vertical-align="middle"/>
      <style:paragraph-properties fo:border="0.05cm solid #000000"/>
      <style:text-properties fo:font-size="18pt" style:font-size-asian="18pt" style:font-size-complex="18pt"/>
    </style:style>
    <style:style style:name="ce4" style:family="table-cell">
      <style:graphic-properties draw:fill="none" draw:fill-color="#ffffff" style:repeat="repeat" draw:textarea-vertical-align="middle"/>
      <style:paragraph-properties fo:border="0.05cm solid #000000"/>
      <style:text-properties fo:font-size="11pt" style:text-underline-style="solid" style:text-underline-width="auto" style:text-underline-color="font-color" style:font-size-asian="11pt" style:font-size-complex="11pt"/>
    </style:style>
    <style:style style:name="ce5" style:family="table-cell">
      <style:graphic-properties draw:fill="none" draw:fill-color="#ffffff" style:repeat="repeat" draw:textarea-vertical-align="middle"/>
      <style:paragraph-properties fo:border="0.05cm solid #000000"/>
      <style:text-properties fo:font-size="11pt" style:font-size-asian="11pt" style:font-size-complex="11pt"/>
    </style:style>
    <style:style style:name="ce6" style:family="table-cell">
      <style:graphic-properties draw:fill-color="#ffffff" style:repeat="repeat" draw:textarea-vertical-align="middle"/>
      <style:paragraph-properties fo:border="0.05cm solid #000000"/>
      <style:text-properties fo:font-size="11pt" style:font-size-asian="11pt" style:font-size-complex="11pt"/>
    </style:style>
    <style:style style:name="P1" style:family="paragraph"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normal" style:font-size-asian="11pt" style:font-weight-asian="normal" style:font-size-complex="11pt" style:font-weight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5" style:family="text">
      <style:text-properties fo:font-size="11pt" style:text-underline-style="none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5.115cm" svg:height="4.388cm" svg:x="17.884cm" svg:y="1.11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SSAInstruction</text:span></text:p>
                <text:p text:style-name="P1"><text:span text:style-name="T2">{abstract}</text:span></text:p>
              </table:table-cell>
            </table:table-row>
            <table:table-row table:style-name="ro2">
              <table:table-cell table:style-name="ce2">
                <text:p><text:span text:style-name="T3"># operands: SSAValue [ ]</text:span></text:p>
                <text:p><text:span text:style-name="T3">+ result: SSAValue</text:span></text:p>
                <text:p><text:span text:style-name="T3">+ ssaOpcode: int </text:span></text:p>
              </table:table-cell>
            </table:table-row>
            <table:table-row table:style-name="ro3">
              <table:table-cell table:style-name="ce2">
                <text:p><text:span text:style-name="T3">...</text:span></text:p>
              </table:table-cell>
            </table:table-row>
            <table:table-row table:style-name="ro4"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115cm" svg:height="4.568cm" svg:x="1.135cm" svg:y="8.506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NoOpnd</text:span></text:p>
              </table:table-cell>
            </table:table-row>
            <table:table-row table:style-name="ro5">
              <table:table-cell table:style-name="ce2"/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4">
                <text:p><text:span text:style-name="T4">Possible ssaOpcodes</text:span></text:p>
                <text:p><text:span text:style-name="T5">- sCloadLocal</text:span></text:p>
                <text:p><text:span text:style-name="T5">- sCloadCon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115cm" svg:height="6.312cm" svg:x="6.718cm" svg:y="8.516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Monadic</text:span></text:p>
              </table:table-cell>
            </table:table-row>
            <table:table-row table:style-name="ro5">
              <table:table-cell table:style-name="ce2"/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5">
                <text:p><text:span text:style-name="T4">Possible ssaOpcodes</text:span></text:p>
                <text:p><text:span text:style-name="T5">- sCneg</text:span></text:p>
                <text:p><text:span text:style-name="T5">- sCconvInt</text:span></text:p>
                <text:p><text:span text:style-name="T5">- sCconvLong</text:span></text:p>
                <text:p><text:span text:style-name="T5">- sCconvFloat</text:span></text:p>
                <text:p><text:span text:style-name="T5">- sCconvDouble</text:span></text:p>
                <text:p><text:span text:style-name="T5">- sCthrow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115cm" svg:height="9.8cm" svg:x="12.162cm" svg:y="8.55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Dyadic</text:span></text:p>
              </table:table-cell>
            </table:table-row>
            <table:table-row table:style-name="ro5">
              <table:table-cell table:style-name="ce2"/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5">
                <text:p><text:span text:style-name="T4">Possible ssaOpcodes</text:span></text:p>
                <text:p><text:span text:style-name="T5">- sCloadFromArray</text:span></text:p>
                <text:p><text:span text:style-name="T5">- sCadd</text:span></text:p>
                <text:p><text:span text:style-name="T5">- sCsub</text:span></text:p>
                <text:p><text:span text:style-name="T5">- sCmul</text:span></text:p>
                <text:p><text:span text:style-name="T5">- sCdiv</text:span></text:p>
                <text:p><text:span text:style-name="T5">- sCrem</text:span></text:p>
                <text:p><text:span text:style-name="T5">- sCshl</text:span></text:p>
                <text:p><text:span text:style-name="T5">- sCshr</text:span></text:p>
                <text:p><text:span text:style-name="T5">- sCushr</text:span></text:p>
                <text:p><text:span text:style-name="T5">- sCand</text:span></text:p>
                <text:p><text:span text:style-name="T5">- sCor</text:span></text:p>
                <text:p><text:span text:style-name="T5">- sCxor</text:span></text:p>
                <text:p><text:span text:style-name="T5">- sCcmpl</text:span></text:p>
                <text:p><text:span text:style-name="T5">- sCcmpg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5.115cm" svg:height="4.568cm" svg:x="17.662cm" svg:y="8.542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Branch</text:span></text:p>
              </table:table-cell>
            </table:table-row>
            <table:table-row table:style-name="ro5">
              <table:table-cell table:style-name="ce2">
                <text:p><text:span text:style-name="T3"><text:s/></text:span></text:p>
              </table:table-cell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5">
                <text:p><text:span text:style-name="T4">Possible ssaOpcodes</text:span></text:p>
                <text:p><text:span text:style-name="T5">- sCbranch</text:span></text:p>
                <text:p><text:span text:style-name="T5">- sCretur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115cm" svg:height="4.132cm" svg:x="23.162cm" svg:y="8.50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StoreToArray</text:span></text:p>
              </table:table-cell>
            </table:table-row>
            <table:table-row table:style-name="ro5">
              <table:table-cell table:style-name="ce2"/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5">
                <text:p><text:span text:style-name="T4">Possible ssaOpcodes</text:span></text:p>
                <text:p><text:span text:style-name="T5">- sCstoreToArray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115cm" svg:height="5.573cm" svg:x="28.662cm" svg:y="8.498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Call</text:span></text:p>
              </table:table-cell>
            </table:table-row>
            <table:table-row table:style-name="ro5">
              <table:table-cell table:style-name="ce2">
                <text:p><text:span text:style-name="T3"># methodName: HString</text:span></text:p>
                <text:p><text:span text:style-name="T3"># className: HString</text:span></text:p>
                <text:p><text:span text:style-name="T3">+ isStatic: boolean</text:span></text:p>
                <text:p><text:span text:style-name="T3">+ isInterface: boolean</text:span></text:p>
              </table:table-cell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5">
                <text:p><text:span text:style-name="T4">Possible ssaOpcodes</text:span></text:p>
                <text:p><text:span text:style-name="T5">- sCcall</text:span></text:p>
                <text:p><text:span text:style-name="T5">- sCnew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5.115cm" svg:height="4.701cm" svg:x="34.162cm" svg:y="8.511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PhiFunction</text:span></text:p>
              </table:table-cell>
            </table:table-row>
            <table:table-row table:style-name="ro5">
              <table:table-cell table:style-name="ce6">
                <text:p><text:span text:style-name="T3">+ nofOperands: int</text:span></text:p>
                <text:p><text:span text:style-name="T3">+ deleted: boolean</text:span></text:p>
                <text:p><text:span text:style-name="T3">+ visited: boolean</text:span></text:p>
              </table:table-cell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4">
                <text:p><text:span text:style-name="T4">Possible ssaOpcodes</text:span></text:p>
                <text:p><text:span text:style-name="T5">- sCphiFunc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5.115cm" svg:height="4.132cm" svg:x="1.115cm" svg:y="20.094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NoOpndRef</text:span></text:p>
              </table:table-cell>
            </table:table-row>
            <table:table-row table:style-name="ro5">
              <table:table-cell table:style-name="ce6">
                <text:p><text:span text:style-name="T3"># fieldName: HString</text:span></text:p>
              </table:table-cell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3">
                <text:p><text:span text:style-name="T4">Possible ssaOpcodes</text:span></text:p>
                <text:p><text:span text:style-name="T3">- sCloadConst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5.115cm" svg:height="6.009cm" svg:x="6.693cm" svg:y="20.105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MonadicRef</text:span></text:p>
              </table:table-cell>
            </table:table-row>
            <table:table-row table:style-name="ro5">
              <table:table-cell table:style-name="ce6">
                <text:p><text:span text:style-name="T3"># className: HString</text:span></text:p>
                <text:p><text:span text:style-name="T3"># fieldName: HString</text:span></text:p>
              </table:table-cell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3">
                <text:p><text:span text:style-name="T4">Possible ssaOpcodes</text:span></text:p>
                <text:p><text:span text:style-name="T5">- sCstoreToField</text:span></text:p>
                <text:p><text:span text:style-name="T5">- sCloadConst</text:span></text:p>
                <text:p><text:span text:style-name="T5">- sCthrow</text:span></text:p>
                <text:p><text:span text:style-name="T5">- sCinstanceof</text:span></text:p>
                <text:p><text:span text:style-name="T5">- sCalength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5.115cm" svg:height="4.132cm" svg:x="12.193cm" svg:y="20.122cm">
          <table:table table:template-name="default" table:use-first-row-styles="true" table:use-banding-rows-styles="true">
            <table:table-column table:style-name="co1"/>
            <table:table-row table:style-name="ro5">
              <table:table-cell table:style-name="ce1">
                <text:p text:style-name="P1"><text:span text:style-name="T1">DyadicRef</text:span></text:p>
              </table:table-cell>
            </table:table-row>
            <table:table-row table:style-name="ro5">
              <table:table-cell table:style-name="ce6">
                <text:p><text:span text:style-name="T3"># fieldName: HString</text:span></text:p>
              </table:table-cell>
            </table:table-row>
            <table:table-row table:style-name="ro5">
              <table:table-cell table:style-name="ce2">
                <text:p><text:span text:style-name="T3">...</text:span></text:p>
              </table:table-cell>
            </table:table-row>
            <table:table-row table:style-name="ro6">
              <table:table-cell table:style-name="ce3">
                <text:p><text:span text:style-name="T4">Possible ssaOpcodes</text:span></text:p>
                <text:p><text:span text:style-name="T5">- sCstoreToField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style-name="gr1" draw:text-style-name="P1" draw:layer="layout" svg:width="1cm" svg:height="1cm" svg:x="20cm" svg:y="5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1cm" svg:x="3.1cm" svg:y="13.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1cm" svg:x="8.9cm" svg:y="14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cm" svg:height="1cm" svg:x="14.3cm" svg:y="18.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3.6cm" svg:y1="14.1cm" svg:x2="3.6cm" svg:y2="20.1cm">
          <text:p/>
        </draw:line>
        <draw:line draw:style-name="gr3" draw:text-style-name="P1" draw:layer="layout" svg:x1="9.4cm" svg:y1="15.8cm" svg:x2="9.4cm" svg:y2="20.13cm">
          <text:p/>
        </draw:line>
        <draw:line draw:style-name="gr3" draw:text-style-name="P1" draw:layer="layout" svg:x1="14.8cm" svg:y1="19.4cm" svg:x2="14.8cm" svg:y2="20.15cm">
          <text:p/>
        </draw:line>
        <draw:line draw:style-name="gr3" draw:text-style-name="P1" draw:layer="layout" svg:x1="36.5cm" svg:y1="6.5cm" svg:x2="3.5cm" svg:y2="6.5cm">
          <text:p/>
        </draw:line>
        <draw:line draw:style-name="gr3" draw:text-style-name="P1" draw:layer="layout" svg:x1="3.5cm" svg:y1="6.5cm" svg:x2="3.5cm" svg:y2="8.5cm">
          <text:p/>
        </draw:line>
        <draw:line draw:style-name="gr3" draw:text-style-name="P1" draw:layer="layout" svg:x1="9.2cm" svg:y1="6.5cm" svg:x2="9.2cm" svg:y2="8.5cm">
          <text:p/>
        </draw:line>
        <draw:line draw:style-name="gr3" draw:text-style-name="P1" draw:layer="layout" svg:x1="14.7cm" svg:y1="6.5cm" svg:x2="14.7cm" svg:y2="8.5cm">
          <text:p/>
        </draw:line>
        <draw:line draw:style-name="gr3" draw:text-style-name="P1" draw:layer="layout" svg:x1="20.5cm" svg:y1="6.5cm" svg:x2="20.5cm" svg:y2="8.5cm">
          <text:p/>
        </draw:line>
        <draw:line draw:style-name="gr3" draw:text-style-name="P1" draw:layer="layout" svg:x1="25.7cm" svg:y1="6.5cm" svg:x2="25.7cm" svg:y2="8.5cm">
          <text:p/>
        </draw:line>
        <draw:line draw:style-name="gr3" draw:text-style-name="P1" draw:layer="layout" svg:x1="31.3cm" svg:y1="6.5cm" svg:x2="31.3cm" svg:y2="8.5cm">
          <text:p/>
        </draw:line>
        <draw:line draw:style-name="gr3" draw:text-style-name="P1" draw:layer="layout" svg:x1="36.5cm" svg:y1="6.5cm" svg:x2="36.5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hatch draw:name="Black_20_0_20_Degrees" draw:display-name="Black 0 Degrees" draw:style="single" draw:color="#000000" draw:distance="0.102cm" draw:rotation="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9-26T12:38:20.01</meta:creation-date>
    <dc:date>2010-09-27T07:39:49.53</dc:date>
    <meta:editing-duration>PT04H45M19S</meta:editing-duration>
    <meta:editing-cycles>18</meta:editing-cycles>
    <meta:generator>OpenOffice.org/3.2$Win32 OpenOffice.org_project/320m12$Build-9483</meta:generator>
    <meta:document-statistic meta:object-count="26"/>
  </office:meta>
</office:document-meta>
</file>